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padding="0.049cm" fo:border="0.06pt solid #d9d9e3"/>
    </style:style>
    <style:style style:name="P3" style:family="paragraph" style:parent-style-name="Text_20_body" style:list-style-name="L2">
      <style:paragraph-properties fo:padding="0.049cm" fo:border="0.06pt solid #d9d9e3"/>
    </style:style>
    <style:style style:name="P4" style:family="paragraph" style:parent-style-name="Text_20_body" style:list-style-name="L1">
      <style:paragraph-properties fo:margin-top="0cm" fo:margin-bottom="0cm" loext:contextual-spacing="false" fo:padding="0.049cm" fo:border="0.06pt solid #d9d9e3"/>
    </style:style>
    <style:style style:name="P5" style:family="paragraph" style:parent-style-name="Text_20_body" style:list-style-name="L2">
      <style:paragraph-properties fo:margin-top="0cm" fo:margin-bottom="0cm" loext:contextual-spacing="false" fo:padding="0.049cm" fo:border="0.06pt solid #d9d9e3"/>
    </style:style>
    <style:style style:name="T1" style:family="text">
      <style:text-properties fo:font-size="16pt" style:font-size-asian="16pt" style:font-size-complex="16pt"/>
    </style:style>
    <style:style style:name="T2" style:family="text">
      <style:text-properties fo:font-variant="normal" fo:text-transform="none" fo:color="#1060ff" style:font-name="Montserrat" fo:font-size="16pt" fo:letter-spacing="normal" fo:font-style="normal" fo:font-weight="normal" style:font-size-asian="16pt" style:font-size-complex="16pt"/>
    </style:style>
    <style:style style:name="T3" style:family="text">
      <style:text-properties fo:font-variant="normal" fo:text-transform="none" fo:color="#313131" style:font-name="Montserrat" fo:font-size="16pt" fo:letter-spacing="normal" fo:font-style="normal" fo:font-weight="normal" style:font-size-asian="16pt" style:font-size-complex="16pt"/>
    </style:style>
    <style:style style:name="T4" style:family="text">
      <style:text-properties fo:font-variant="normal" fo:text-transform="none" fo:color="#313131" style:font-name="inherit" fo:font-size="13pt" fo:letter-spacing="normal" fo:font-style="italic" style:font-size-asian="13pt" style:font-style-asian="italic" style:font-size-complex="13pt" style:font-style-complex="italic"/>
    </style:style>
    <style:style style:name="T5" style:family="text">
      <style:text-properties loext:padding="0.049cm" loext:border="0.06pt solid #d9d9e3"/>
    </style:style>
    <style:style style:name="T6" style:family="text">
      <style:text-properties fo:font-size="13pt" fo:font-style="italic" style:font-size-asian="13pt" style:font-style-asian="italic" style:font-size-complex="13pt" style:font-style-complex="italic" loext:padding="0.049cm" loext:border="0.06pt solid #d9d9e3"/>
    </style:style>
    <style:style style:name="T7" style:family="text">
      <style:text-properties fo:font-style="italic" style:font-style-asian="italic" style:font-style-complex="italic"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6">Title</text:span></text:span><text:span text:style-name="Strong_20_Emphasis"><text:span text:style-name="T5">: </text:span></text:span><text:span text:style-name="Strong_20_Emphasis"><text:span text:style-name="T6">Incorporating Advanced Machine Learning Algorithms for Predictive Analysis in Big Data</text:span></text:span></text:p>
      <text:p text:style-name="P1"><text:span text:style-name="Strong_20_Emphasis"><text:span text:style-name="T7">Introduction:</text:span></text:span></text:p>
      <text:p text:style-name="P1">The rapid growth of big data has posed significant challenges in extracting meaningful insights and predictions. Leveraging advanced machine learning algorithms can offer a solution to this problem. This document outlines a comprehensive strategy to incorporate advanced machine learning techniques for predictive analysis and anomaly detection in big data.</text:p>
      <text:p text:style-name="P1"><text:span text:style-name="Strong_20_Emphasis"><text:span text:style-name="T7">Problem Statement:</text:span></text:span></text:p>
      <text:p text:style-name="P1">The current challenges in big data analysis include the inability to effectively predict future trends, identify anomalies, and extract actionable insights from massive datasets. Manual analysis often leads to time inefficiencies and the risk of oversight. Thus, there is a pressing need for a robust system that can automatically process and analyze big data to generate accurate predictions and detect anomalies in real-time.</text:p>
      <text:p text:style-name="P1"><text:span text:style-name="Strong_20_Emphasis"><text:span text:style-name="T7">Proposed Solution:</text:span></text:span></text:p>
      <text:p text:style-name="P1">Our proposed solution involves the integration of cutting-edge machine learning algorithms with a scalable and efficient big data processing framework. By utilizing advanced predictive analysis techniques, we aim to provide accurate forecasts and anomaly detection capabilities to enable proactive decision-making and enhance overall data-driven strategies.</text:p>
      <text:p text:style-name="P1"><text:span text:style-name="Strong_20_Emphasis"><text:span text:style-name="T7">Design Overview</text:span></text:span><text:span text:style-name="Strong_20_Emphasis"><text:span text:style-name="T5">:</text:span></text:span></text:p>
      <text:list xml:id="list1650728923" text:style-name="L1">
        <text:list-item>
          <text:p text:style-name="P2"><text:span text:style-name="Strong_20_Emphasis"><text:span text:style-name="T7">Data Collection and Processing</text:span></text:span><text:span text:style-name="Strong_20_Emphasis"><text:span text:style-name="T5">:</text:span></text:span></text:p>
          <text:list>
            <text:list-item>
              <text:p text:style-name="P4">Implement a scalable data collection mechanism to gather large volumes of structured and unstructured data.</text:p>
            </text:list-item>
            <text:list-item>
              <text:p text:style-name="P4">Employ robust data preprocessing techniques to clean, normalize, and transform the raw data into a suitable format for analysis.</text:p>
            </text:list-item>
          </text:list>
        </text:list-item>
        <text:list-item>
          <text:p text:style-name="P2"><text:span text:style-name="Strong_20_Emphasis"><text:span text:style-name="T7">Algorithm Selection and Integration</text:span></text:span><text:span text:style-name="Strong_20_Emphasis"><text:span text:style-name="T5">:</text:span></text:span></text:p>
          <text:list>
            <text:list-item>
              <text:p text:style-name="P4">Evaluate various advanced machine learning algorithms, including deep learning models, ensemble methods, and time-series analysis, to identify the most suitable techniques for predictive analysis and anomaly detection.</text:p>
            </text:list-item>
            <text:list-item>
              <text:p text:style-name="P4">Integrate selected algorithms into the big data processing pipeline, ensuring seamless interaction and compatibility with the existing infrastructure.</text:p>
            </text:list-item>
          </text:list>
        </text:list-item>
        <text:list-item>
          <text:p text:style-name="P2"><text:span text:style-name="Strong_20_Emphasis"><text:span text:style-name="T7">Model Training and Optimization</text:span></text:span><text:span text:style-name="Strong_20_Emphasis"><text:span text:style-name="T5">:</text:span></text:span></text:p>
          <text:list>
            <text:list-item>
              <text:p text:style-name="P4">Develop a comprehensive training framework to optimize the performance of the machine learning models.</text:p>
            </text:list-item>
            <text:list-item>
              <text:p text:style-name="P4">Implement techniques such as hyperparameter tuning, cross-validation, and regularization to enhance the accuracy and generalizability of the predictive models.</text:p>
            </text:list-item>
          </text:list>
        </text:list-item>
        <text:list-item>
          <text:p text:style-name="P2"><text:soft-page-break/><text:span text:style-name="Strong_20_Emphasis"><text:span text:style-name="T7">Real-time Monitoring and Alerting</text:span></text:span><text:span text:style-name="Strong_20_Emphasis"><text:span text:style-name="T5">:</text:span></text:span></text:p>
          <text:list>
            <text:list-item>
              <text:p text:style-name="P4">Establish a real-time monitoring system to continuously analyze incoming data streams and detect anomalies or deviations from expected patterns.</text:p>
            </text:list-item>
            <text:list-item>
              <text:p text:style-name="P4">Configure automated alerting mechanisms to notify relevant stakeholders in the event of potential anomalies or critical changes in data trends.</text:p>
            </text:list-item>
          </text:list>
        </text:list-item>
        <text:list-item>
          <text:p text:style-name="P2"><text:span text:style-name="Strong_20_Emphasis"><text:span text:style-name="T7">Scalability and Flexibility</text:span></text:span><text:span text:style-name="Strong_20_Emphasis"><text:span text:style-name="T5">:</text:span></text:span></text:p>
          <text:list>
            <text:list-item>
              <text:p text:style-name="P4">Design the system with scalability in mind, allowing it to handle increasing data volumes and adapt to evolving business requirements.</text:p>
            </text:list-item>
            <text:list-item>
              <text:p text:style-name="P2">Incorporate flexible architecture and modular components to facilitate seamless integration with additional data sources and future advancements in machine learning technologies.</text:p>
            </text:list-item>
          </text:list>
        </text:list-item>
      </text:list>
      <text:p text:style-name="P1"><text:span text:style-name="Strong_20_Emphasis"><text:span text:style-name="T7">Expected Outcomes</text:span></text:span><text:span text:style-name="Strong_20_Emphasis"><text:span text:style-name="T5">:</text:span></text:span></text:p>
      <text:list xml:id="list2362638537" text:style-name="L2">
        <text:list-item>
          <text:p text:style-name="P5">Accurate predictive analysis for future trends and patterns within the big data.</text:p>
        </text:list-item>
        <text:list-item>
          <text:p text:style-name="P5">Early detection of anomalies and potential risks, enabling proactive decision-making.</text:p>
        </text:list-item>
        <text:list-item>
          <text:p text:style-name="P5">Enhanced operational efficiency and resource optimization through data-driven insights.</text:p>
        </text:list-item>
        <text:list-item>
          <text:p text:style-name="P3">Improved scalability and adaptability to accommodate evolving data requirements and technological advancements.</text:p>
        </text:list-item>
      </text:list>
      <text:p text:style-name="P1"><text:span text:style-name="Strong_20_Emphasis"><text:span text:style-name="T7">Conclusion</text:span></text:span><text:span text:style-name="Strong_20_Emphasis"><text:span text:style-name="T5">:</text:span></text:span></text:p>
      <text:p text:style-name="P1">By integrating advanced machine learning algorithms into the big data processing pipeline, we can revolutionize the way organizations extract insights and make informed decisions. This innovative solution will not only enhance predictive capabilities but also enable timely anomaly detection, fostering a data-driven culture that promotes efficiency and agility in the face of complex data challenges.</text:p>
      <text:p text:style-name="P1">Please find the detailed CAD_Phase2 document attached for further reference and assessment.</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 text:c="23"/></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02:38:38.482718360</meta:creation-date>
    <dc:date>2023-10-26T12:44:47.881078790</dc:date>
    <meta:editing-duration>PT9M31S</meta:editing-duration>
    <meta:editing-cycles>2</meta:editing-cycles>
    <meta:generator>LibreOffice/6.4.7.2$Linux_X86_64 LibreOffice_project/40$Build-2</meta:generator>
    <meta:document-statistic meta:table-count="0" meta:image-count="0" meta:object-count="0" meta:page-count="2" meta:paragraph-count="33" meta:word-count="519" meta:character-count="3855" meta:non-whitespace-character-count="3362"/>
  </office:meta>
</office:document-meta>
</file>